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ource Sans Pro" svg:font-family="'Source Sans Pro', Arial, sans-serif"/>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T Sans" svg:font-family="'PT 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2">
      <style:text-properties fo:font-variant="normal" fo:text-transform="none" fo:color="#292929" loext:opacity="100%" style:font-name="Liberation Serif" fo:font-size="16pt" fo:letter-spacing="normal" fo:font-style="normal" fo:font-weight="bold" officeooo:rsid="00122887" officeooo:paragraph-rsid="00122887" style:font-size-asian="16pt" style:font-weight-asian="bold" style:font-size-complex="16pt" style:font-weight-complex="bold"/>
    </style:style>
    <style:style style:name="P2" style:family="paragraph" style:parent-style-name="Heading_20_2">
      <style:text-properties fo:font-variant="normal" fo:text-transform="none" fo:color="#222222" loext:opacity="100%" style:font-name="Liberation Serif" fo:font-size="16pt" fo:letter-spacing="normal" fo:font-style="normal" fo:font-weight="bold" officeooo:rsid="00122887" officeooo:paragraph-rsid="00122887" style:font-size-asian="16pt" style:font-weight-asian="bold" style:font-size-complex="16pt" style:font-weight-complex="bold"/>
    </style:style>
    <style:style style:name="P3" style:family="paragraph" style:parent-style-name="Standard">
      <style:text-properties officeooo:rsid="00122887" officeooo:paragraph-rsid="00122887"/>
    </style:style>
    <style:style style:name="P4" style:family="paragraph" style:parent-style-name="Standard">
      <style:text-properties fo:font-size="16pt" fo:font-weight="bold" officeooo:rsid="00122887" officeooo:paragraph-rsid="00122887" style:font-weight-asian="bold" style:font-weight-complex="bold"/>
    </style:style>
    <style:style style:name="P5" style:family="paragraph" style:parent-style-name="Standard">
      <style:text-properties style:font-name="Liberation Serif" officeooo:rsid="00122887" officeooo:paragraph-rsid="00122887"/>
    </style:style>
    <style:style style:name="P6" style:family="paragraph" style:parent-style-name="Standard">
      <style:text-properties style:font-name="Liberation Serif" fo:font-size="16pt" officeooo:rsid="00122887" officeooo:paragraph-rsid="00122887" style:font-size-asian="16pt" style:font-size-complex="16pt"/>
    </style:style>
    <style:style style:name="P7" style:family="paragraph" style:parent-style-name="Standard">
      <style:text-properties style:font-name="Liberation Serif" fo:font-size="13.5pt" officeooo:rsid="00122887" officeooo:paragraph-rsid="00122887" style:font-size-asian="13.5pt" style:font-size-complex="13.5pt"/>
    </style:style>
    <style:style style:name="P8" style:family="paragraph" style:parent-style-name="Standard">
      <style:text-properties fo:font-variant="normal" fo:text-transform="none" fo:color="#202124" loext:opacity="100%" style:font-name="Liberation Serif" fo:font-size="13.5pt" fo:letter-spacing="normal" fo:font-style="normal" fo:font-weight="normal" officeooo:rsid="00122887" officeooo:paragraph-rsid="00122887" style:font-size-asian="13.5pt" style:font-size-complex="13.5pt"/>
    </style:style>
    <style:style style:name="P9" style:family="paragraph" style:parent-style-name="Heading_20_2" style:list-style-name="WWNum1">
      <loext:graphic-properties draw:fill="solid" draw:fill-color="#ffffff"/>
      <style:paragraph-properties fo:margin-left="0in" fo:margin-right="0in" fo:margin-top="0in" fo:margin-bottom="0.1945in" style:contextual-spacing="false" style:line-height-at-least="0.0118in" fo:keep-together="auto" fo:orphans="2" fo:widows="2" fo:text-indent="0in" style:auto-text-indent="false" fo:background-color="#ffffff" fo:keep-with-next="auto"/>
      <style:text-properties style:font-name="Liberation Serif" fo:font-size="13.5pt" officeooo:paragraph-rsid="0016a201" style:font-size-asian="13.5pt" style:font-size-complex="13.5pt"/>
    </style:style>
    <style:style style:name="P10" style:family="paragraph" style:parent-style-name="Standard" style:list-style-name="L1">
      <style:text-properties style:font-name="Liberation Serif" officeooo:rsid="00122887" officeooo:paragraph-rsid="00122887"/>
    </style:style>
    <style:style style:name="P11" style:family="paragraph" style:parent-style-name="Standard">
      <style:text-properties fo:font-variant="normal" fo:text-transform="none" fo:color="#202124" loext:opacity="100%" style:font-name="Liberation Serif" fo:font-size="13.5pt" fo:letter-spacing="normal" fo:font-style="normal" fo:font-weight="normal" officeooo:rsid="00122887" officeooo:paragraph-rsid="00122887" style:font-size-asian="13.5pt" style:font-size-complex="13.5pt"/>
    </style:style>
    <style:style style:name="P12" style:family="paragraph" style:parent-style-name="Standard">
      <style:text-properties fo:font-variant="normal" fo:text-transform="none" fo:color="#202124" loext:opacity="100%" style:font-name="Liberation Serif" fo:font-size="16pt" fo:letter-spacing="normal" fo:font-style="normal" fo:font-weight="bold" officeooo:rsid="0016a201" officeooo:paragraph-rsid="0016a201" style:font-size-asian="16pt" style:font-weight-asian="bold" style:font-size-complex="16pt" style:font-weight-complex="bold"/>
    </style:style>
    <style:style style:name="P13" style:family="paragraph" style:parent-style-name="Standard">
      <style:text-properties style:font-name="Liberation Serif" fo:font-size="13.5pt" officeooo:paragraph-rsid="0016a201" style:font-size-asian="13.5pt" style:font-size-complex="13.5pt"/>
    </style:style>
    <style:style style:name="P14" style:family="paragraph" style:parent-style-name="Standard">
      <style:text-properties style:font-name="Liberation Serif" fo:font-size="13.5pt" fo:font-weight="bold" officeooo:paragraph-rsid="0016a201" style:font-size-asian="13.5pt" style:font-weight-asian="bold" style:font-size-complex="13.5pt"/>
    </style:style>
    <style:style style:name="P15" style:family="paragraph" style:parent-style-name="Standard" style:list-style-name="">
      <style:paragraph-properties fo:margin-left="0in" fo:margin-right="0in" fo:text-indent="0in" style:auto-text-indent="false" style:writing-mode="lr-tb"/>
      <style:text-properties fo:font-variant="normal" fo:text-transform="none" fo:color="#202124" loext:opacity="100%" style:font-name="Liberation Serif" fo:font-size="13.5pt" fo:letter-spacing="normal" fo:font-style="normal" fo:font-weight="normal" officeooo:rsid="00122887" officeooo:paragraph-rsid="0016a201" style:font-size-asian="13.5pt" style:font-size-complex="13.5pt"/>
    </style:style>
    <style:style style:name="P16" style:family="paragraph" style:parent-style-name="Standard" style:list-style-name="">
      <style:paragraph-properties fo:margin-left="0in" fo:margin-right="0in" fo:text-indent="0in" style:auto-text-indent="false" style:writing-mode="lr-tb"/>
      <style:text-properties style:font-name="Liberation Serif" fo:font-size="13.5pt" fo:language="en" fo:country="US" fo:font-weight="bold" officeooo:paragraph-rsid="0016a201" style:font-size-asian="13.5pt" style:font-weight-asian="bold" style:font-size-complex="13.5pt" style:font-weight-complex="bold"/>
    </style:style>
    <style:style style:name="P17" style:family="paragraph" style:parent-style-name="Standard" style:list-style-name="">
      <style:paragraph-properties fo:margin-left="0in" fo:margin-right="0in" fo:text-indent="0in" style:auto-text-indent="false" style:writing-mode="lr-tb"/>
      <style:text-properties style:font-name="Liberation Serif" fo:font-size="13.5pt" fo:language="en" fo:country="US" fo:font-weight="normal" officeooo:paragraph-rsid="0016a201" style:font-size-asian="13.5pt" style:font-weight-asian="normal" style:font-size-complex="13.5pt" style:font-weight-complex="normal"/>
    </style:style>
    <style:style style:name="P18" style:family="paragraph" style:parent-style-name="Standard" style:list-style-name="">
      <style:paragraph-properties fo:margin-left="0in" fo:margin-right="0in" fo:text-indent="0in" style:auto-text-indent="false" style:writing-mode="lr-tb"/>
      <style:text-properties style:font-name="Liberation Serif" fo:font-size="13.5pt" officeooo:paragraph-rsid="0016a201" style:font-size-asian="13.5pt" style:font-size-complex="13.5pt"/>
    </style:style>
    <style:style style:name="P19" style:family="paragraph" style:parent-style-name="Standard" style:list-style-name="WWNum1">
      <style:paragraph-properties fo:margin-left="0in" fo:margin-right="0in" fo:text-indent="0in" style:auto-text-indent="false" style:writing-mode="lr-tb"/>
      <style:text-properties style:font-name="Liberation Serif" fo:font-size="13.5pt" officeooo:paragraph-rsid="0016a201" style:font-size-asian="13.5pt" style:font-size-complex="13.5pt"/>
    </style:style>
    <style:style style:name="P20" style:family="paragraph" style:parent-style-name="Standard" style:list-style-name="">
      <style:paragraph-properties fo:margin-left="0in" fo:margin-right="0in" fo:text-indent="0in" style:auto-text-indent="false" style:writing-mode="lr-tb"/>
      <style:text-properties style:font-name="Liberation Serif" fo:font-size="13.5pt" fo:font-weight="bold" officeooo:paragraph-rsid="0016a201" style:font-size-asian="13.5pt" style:font-weight-asian="bold" style:font-size-complex="13.5pt" style:font-weight-complex="bold"/>
    </style:style>
    <style:style style:name="P21" style:family="paragraph" style:parent-style-name="Standard" style:list-style-name="">
      <style:paragraph-properties fo:margin-left="0in" fo:margin-right="0in" fo:text-indent="0in" style:auto-text-indent="false"/>
      <style:text-properties style:font-name="Liberation Serif" fo:font-size="13.5pt" officeooo:paragraph-rsid="0016a201" style:font-size-asian="13.5pt" style:font-size-complex="13.5pt"/>
    </style:style>
    <style:style style:name="P22" style:family="paragraph" style:parent-style-name="Standard" style:list-style-name="">
      <style:paragraph-properties fo:margin-left="0in" fo:margin-right="0in" fo:text-indent="0in" style:auto-text-indent="false"/>
      <style:text-properties style:font-name="Liberation Serif" fo:font-size="13.5pt" fo:language="en" fo:country="US" officeooo:paragraph-rsid="0016a201" style:font-size-asian="13.5pt" style:font-size-complex="13.5pt"/>
    </style:style>
    <style:style style:name="P23" style:family="paragraph" style:parent-style-name="Standard">
      <style:paragraph-properties style:writing-mode="lr-tb"/>
      <style:text-properties style:font-name="Liberation Serif" fo:font-size="13.5pt" officeooo:paragraph-rsid="0016a201" style:font-size-asian="13.5pt" style:font-size-complex="13.5pt"/>
    </style:style>
    <style:style style:name="P24" style:family="paragraph" style:parent-style-name="Standard" style:list-style-name="WWNum1">
      <style:paragraph-properties style:writing-mode="lr-tb"/>
      <style:text-properties style:font-name="Liberation Serif" fo:font-size="13.5pt" officeooo:paragraph-rsid="0016a201" style:font-size-asian="13.5pt" style:font-size-complex="13.5pt"/>
    </style:style>
    <style:style style:name="P25" style:family="paragraph" style:parent-style-name="Standard">
      <style:paragraph-properties style:writing-mode="lr-tb"/>
      <style:text-properties style:font-name="Liberation Serif" fo:font-size="13.5pt" fo:language="en" fo:country="US" officeooo:paragraph-rsid="0016a201" style:font-size-asian="13.5pt" style:font-size-complex="13.5pt"/>
    </style:style>
    <style:style style:name="P26" style:family="paragraph" style:parent-style-name="Standard">
      <style:paragraph-properties style:writing-mode="lr-tb"/>
      <style:text-properties style:font-name="Liberation Serif" fo:font-size="13.5pt" fo:language="en" fo:country="US" fo:font-weight="bold" officeooo:paragraph-rsid="0016a201" style:font-size-asian="13.5pt" style:font-weight-asian="bold" style:font-size-complex="13.5pt" style:font-weight-complex="bold"/>
    </style:style>
    <style:style style:name="P27" style:family="paragraph" style:parent-style-name="Standard">
      <style:paragraph-properties style:writing-mode="lr-tb"/>
      <style:text-properties style:font-name="Liberation Serif" fo:font-size="13.5pt" fo:language="en" fo:country="US" fo:font-weight="normal" officeooo:paragraph-rsid="0016a201" style:font-size-asian="13.5pt" style:font-weight-asian="normal" style:font-size-complex="13.5pt" style:font-weight-complex="normal"/>
    </style:style>
    <style:style style:name="P28" style:family="paragraph" style:parent-style-name="Standard">
      <style:paragraph-properties style:writing-mode="lr-tb"/>
      <style:text-properties style:font-name="Liberation Serif" fo:font-size="13.5pt" fo:font-weight="bold" officeooo:paragraph-rsid="0016a201" style:font-size-asian="13.5pt" style:font-weight-asian="bold" style:font-size-complex="13.5pt" style:font-weight-complex="bold"/>
    </style:style>
    <style:style style:name="P29" style:family="paragraph" style:parent-style-name="Standard">
      <style:paragraph-properties fo:margin-top="0in" fo:margin-bottom="0in" style:contextual-spacing="false" fo:line-height="100%" fo:orphans="0" fo:widows="0"/>
      <style:text-properties fo:color="#000000" loext:opacity="100%" style:font-name="Calibri" fo:font-size="16pt" officeooo:paragraph-rsid="0019d977" style:font-name-asian="Times New Roman" style:font-size-asian="16pt" style:font-name-complex="Calibri1"/>
    </style:style>
    <style:style style:name="P30" style:family="paragraph" style:parent-style-name="Standard">
      <style:paragraph-properties fo:margin-top="0in" fo:margin-bottom="0in" style:contextual-spacing="false" fo:line-height="100%" fo:orphans="0" fo:widows="0"/>
      <style:text-properties fo:color="#000000" loext:opacity="100%" style:font-name="Liberation Serif" fo:font-size="16pt" fo:font-weight="bold" officeooo:paragraph-rsid="0019d977" style:font-name-asian="Times New Roman" style:font-size-asian="16pt" style:font-weight-asian="bold" style:font-name-complex="Calibri1" style:font-weight-complex="bold"/>
    </style:style>
    <style:style style:name="P31" style:family="paragraph" style:parent-style-name="Standard">
      <style:paragraph-properties fo:margin-top="0in" fo:margin-bottom="0in" style:contextual-spacing="false" fo:line-height="100%" fo:orphans="0" fo:widows="0"/>
      <style:text-properties fo:color="#000000" loext:opacity="100%" style:font-name="Liberation Serif" fo:font-size="16pt" fo:font-weight="bold" officeooo:rsid="00135394" officeooo:paragraph-rsid="0019d977" style:font-name-asian="Times New Roman" style:font-size-asian="16pt" style:font-weight-asian="bold" style:font-name-complex="Calibri1" style:font-size-complex="16pt" style:font-weight-complex="bold"/>
    </style:style>
    <style:style style:name="T1" style:family="text">
      <style:text-properties fo:font-variant="normal" fo:text-transform="none" fo:color="#222222" loext:opacity="100%" style:font-name="Source Sans Pro" fo:font-size="13.5pt" fo:letter-spacing="normal" fo:font-style="normal" fo:font-weight="normal"/>
    </style:style>
    <style:style style:name="T2" style:family="text">
      <style:text-properties fo:font-variant="normal" fo:text-transform="none" fo:color="#222222" loext:opacity="100%" style:font-name="Liberation Serif" fo:font-size="13.5pt" fo:letter-spacing="normal" fo:font-style="normal" fo:font-weight="normal"/>
    </style:style>
    <style:style style:name="T3" style:family="text">
      <style:text-properties fo:font-variant="normal" fo:text-transform="none" fo:color="#222222" loext:opacity="100%" fo:font-size="13.5pt" fo:letter-spacing="normal" fo:font-style="normal" fo:font-weight="normal"/>
    </style:style>
    <style:style style:name="T4" style:family="text">
      <style:text-properties fo:font-variant="normal" fo:text-transform="none" fo:color="#292929" loext:opacity="100%" fo:font-size="13.5pt" fo:letter-spacing="normal" fo:font-style="normal" fo:font-weight="normal" style:font-size-asian="13.5pt" style:font-size-complex="13.5pt"/>
    </style:style>
    <style:style style:name="T5" style:family="text">
      <style:text-properties fo:font-variant="normal" fo:text-transform="none" fo:color="#111111" loext:opacity="100%" style:font-name="Calibri" fo:font-size="12pt" fo:letter-spacing="normal" fo:font-style="normal" fo:font-weight="bold" fo:background-color="#ffffff" loext:char-shading-value="0" style:font-name-asian="PT Sans" style:font-size-asian="12pt" style:font-style-asian="normal" style:font-weight-asian="bold" style:font-name-complex="Calibri1" style:font-size-complex="12pt" style:font-style-complex="normal" style:font-weight-complex="bold"/>
    </style:style>
    <style:style style:name="T6" style:family="text">
      <style:text-properties fo:font-variant="normal" fo:text-transform="none" fo:color="#111111" loext:opacity="100%" fo:font-size="12pt" fo:letter-spacing="normal" fo:font-style="normal" fo:font-weight="bold" fo:background-color="#ffffff" loext:char-shading-value="0" style:font-name-asian="PT Sans" style:font-size-asian="12pt" style:font-style-asian="normal" style:font-weight-asian="bold" style:font-name-complex="Calibri1" style:font-size-complex="12pt" style:font-style-complex="normal" style:font-weight-complex="bold"/>
    </style:style>
    <style:style style:name="T7" style:family="text">
      <style:text-properties fo:font-variant="normal" fo:text-transform="none" fo:color="#111111" loext:opacity="100%" fo:letter-spacing="normal" fo:font-style="normal" fo:font-weight="bold" fo:background-color="#ffffff" loext:char-shading-value="0" style:font-name-asian="PT Sans" style:font-style-asian="normal" style:font-weight-asian="bold" style:font-name-complex="Calibri1" style:font-style-complex="normal" style:font-weight-complex="bold"/>
    </style:style>
    <style:style style:name="T8" style:family="text">
      <style:text-properties fo:font-variant="normal" fo:text-transform="none" fo:color="#111111" loext:opacity="100%" fo:letter-spacing="normal" fo:font-style="normal" fo:font-weight="bold" officeooo:rsid="0016a201" fo:background-color="#ffffff" loext:char-shading-value="0" style:font-name-asian="PT Sans" style:font-style-asian="normal" style:font-weight-asian="bold" style:font-name-complex="Calibri1" style:font-style-complex="normal" style:font-weight-complex="bold"/>
    </style:style>
    <style:style style:name="T9" style:family="text">
      <style:text-properties fo:font-variant="normal" fo:text-transform="none" fo:color="#111111" loext:opacity="100%" fo:letter-spacing="normal" fo:language="en" fo:country="US" fo:font-style="normal" fo:font-weight="normal" officeooo:rsid="0016a201" fo:background-color="#ffffff" loext:char-shading-value="0" style:font-name-asian="NSimSun" style:font-style-asian="normal" style:font-weight-asian="normal" style:font-name-complex="Calibri1" style:font-style-complex="normal" style:font-weight-complex="normal"/>
    </style:style>
    <style:style style:name="T10" style:family="text">
      <style:text-properties fo:font-variant="normal" fo:text-transform="none" fo:color="#111111" loext:opacity="100%" fo:letter-spacing="normal" fo:language="en" fo:country="US" fo:font-style="normal" fo:font-weight="bold" officeooo:rsid="0016a201" fo:background-color="#ffffff" loext:char-shading-value="0" style:font-name-asian="NSimSun" style:font-style-asian="normal" style:font-weight-asian="bold" style:font-name-complex="Calibri1" style:font-style-complex="normal" style:font-weight-complex="bold"/>
    </style:style>
    <style:style style:name="T11" style:family="text">
      <style:text-properties fo:font-size="13.5pt" style:font-size-asian="13.5pt" style:font-size-complex="13.5pt"/>
    </style:style>
    <style:style style:name="T12" style:family="text">
      <style:text-properties fo:font-size="12pt" fo:language="en" fo:country="US" fo:font-weight="normal" style:font-size-asian="12pt" style:font-weight-asian="normal" style:font-size-complex="12pt" style:font-weight-complex="normal"/>
    </style:style>
    <style:style style:name="T13" style:family="text">
      <style:text-properties fo:font-size="12pt" fo:language="en" fo:country="US" fo:font-weight="normal" style:font-size-asian="12pt" style:font-weight-asian="normal" style:font-name-complex="Calibri1" style:font-size-complex="12pt" style:font-weight-complex="normal"/>
    </style:style>
    <style:style style:name="T14" style:family="text">
      <style:text-properties fo:font-size="12pt" fo:language="en" fo:country="US" style:font-size-asian="12pt" style:font-weight-asian="normal" style:font-size-complex="12pt" style:font-weight-complex="normal"/>
    </style:style>
    <style:style style:name="T15" style:family="text">
      <style:text-properties fo:font-size="12pt" fo:language="en" fo:country="US" style:font-size-asian="12pt" style:font-size-complex="12pt"/>
    </style:style>
    <style:style style:name="T16" style:family="text">
      <style:text-properties fo:font-size="12pt" fo:language="en" fo:country="US" fo:font-weight="bold" style:font-size-asian="12pt" style:font-weight-asian="bold" style:font-size-complex="12pt"/>
    </style:style>
    <style:style style:name="T17" style:family="text">
      <style:text-properties fo:font-size="12pt" fo:language="en" fo:country="US" fo:font-weight="bold" style:font-size-asian="12pt" style:font-weight-asian="bold" style:font-size-complex="12pt" style:font-weight-complex="bold"/>
    </style:style>
    <style:style style:name="T18" style:family="text">
      <style:text-properties fo:font-size="12pt" fo:font-weight="bold" style:font-size-asian="12pt" style:font-weight-asian="bold"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style:font-size-asian="12pt" style:font-size-complex="12pt"/>
    </style:style>
    <style:style style:name="T21" style:family="text">
      <style:text-properties style:font-name="Calibri" fo:font-size="12pt" fo:language="en" fo:country="US" fo:font-weight="normal" style:font-size-asian="12pt" style:font-weight-asian="normal" style:font-name-complex="Calibri1" style:font-size-complex="12pt" style:font-weight-complex="normal"/>
    </style:style>
    <style:style style:name="T22" style:family="text">
      <style:text-properties fo:language="en" fo:country="US"/>
    </style:style>
    <style:style style:name="T23" style:family="text">
      <style:text-properties fo:language="en" fo:country="US" fo:font-weight="bold" style:font-weight-asian="bold"/>
    </style:style>
    <style:style style:name="T24" style:family="text">
      <style:text-properties fo:language="en" fo:country="US" fo:font-weight="bold" style:font-weight-asian="bold" style:font-weight-complex="bold"/>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style:font-weight-asian="normal" style:font-name-complex="Calibri1" style:font-weight-complex="normal"/>
    </style:style>
    <style:style style:name="T27" style:family="text">
      <style:text-properties fo:language="en" fo:country="US" style:font-weight-asian="normal" style:font-weight-complex="normal"/>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officeooo:rsid="0019d977"/>
    </style:style>
    <style:style style:name="T31" style:family="text">
      <style:text-properties officeooo:rsid="0019d9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0"><text:span text:style-name="T30">1) </text:span>Write brief description about unit testing and functional testing and it’s benefit in project, as a developer perspective?</text:p>
      <text:p text:style-name="P29"/>
      <text:p text:style-name="Standard"/>
      <text:p text:style-name="P4">Unit Testing:</text:p>
      <text:p text:style-name="P3"/>
      <text:p text:style-name="P3"><text:span text:style-name="T1"><text:s/></text:span><text:span text:style-name="T2">It is a type of software testing where individual units or components of a software are tested. The purpose is to validate that each unit of the software code performs as expected. Unit Testing is done during the development (coding phase) of an application by the developers.</text:span> </text:p>
      <text:p text:style-name="P3"/>
      <text:p text:style-name="P3"/>
      <text:h text:style-name="P2" text:outline-level="2">Functional Testing:</text:h>
      <text:p text:style-name="P3"/>
      <text:p text:style-name="P5"><text:span text:style-name="T3">It is a type of software testing that validates the software system against the functional requirements/specifications. The purpose of Functional tests is to test each function of the software application, by providing appropriate input, verifying the output against the Functional requirements.</text:span> </text:p>
      <text:p text:style-name="P5"/>
      <text:p text:style-name="P5"/>
      <text:h text:style-name="P1" text:outline-level="2"><text:bookmark text:name="c4e7"/>Benefits</text:h>
      <text:p text:style-name="P6"/>
      <text:list xml:id="list1637029108" text:style-name="L1">
        <text:list-item>
          <text:p text:style-name="P10"><text:span text:style-name="Strong_20_Emphasis"><text:span text:style-name="T4">Improve the design of implementations</text:span></text:span><text:span text:style-name="T11"> </text:span></text:p>
        </text:list-item>
        <text:list-item>
          <text:p text:style-name="P10"><text:span text:style-name="Strong_20_Emphasis"><text:span text:style-name="T4">Add new features without breaking anything</text:span></text:span><text:span text:style-name="T11"> </text:span></text:p>
        </text:list-item>
        <text:list-item>
          <text:p text:style-name="P10"><text:span text:style-name="Strong_20_Emphasis"><text:span text:style-name="T4">Tests are good documentation</text:span></text:span><text:span text:style-name="T11"> </text:span></text:p>
        </text:list-item>
        <text:list-item>
          <text:p text:style-name="P10"><text:span text:style-name="Strong_20_Emphasis"><text:span text:style-name="T4">Allows refactoring</text:span></text:span><text:span text:style-name="T11"> </text:span></text:p>
        </text:list-item>
      </text:list>
      <text:p text:style-name="P7"/>
      <text:p text:style-name="P7"/>
      <text:p text:style-name="P7"/>
      <text:p text:style-name="P31"><text:span text:style-name="T30">2) </text:span>Where and why do you need unit testing in your project, give me 10 example and code snap?</text:p>
      <text:p text:style-name="P7"/>
      <text:p text:style-name="P8">Unit testing ensures that all code meets quality standards before it's deployed.</text:p>
      <text:p text:style-name="P8"/>
      <text:p text:style-name="P8"/>
      <text:p text:style-name="P12"/>
      <text:p text:style-name="P12"/>
      <text:p text:style-name="P12"/>
      <text:p text:style-name="P12"><text:soft-page-break/></text:p>
      <text:p text:style-name="P12">Example<text:span text:style-name="T30">s</text:span>:</text:p>
      <text:p text:style-name="P8"/>
      <text:p text:style-name="P23"><text:span text:style-name="T24">1) </text:span><text:span text:style-name="T29">For example if we wanted to test this function:</text:span></text:p>
      <text:p text:style-name="P23"><text:span text:style-name="T29"/></text:p>
      <text:p text:style-name="P23">function helloWorld() {</text:p>
      <text:p text:style-name="P23"><text:s text:c="2"/>return 'Hello world!';</text:p>
      <text:p text:style-name="P23">}</text:p>
      <text:p text:style-name="P23"><text:span text:style-name="T22">TEST CASE</text:span></text:p>
      <text:p text:style-name="P23">describe('Hello world', () =&gt; { (1)</text:p>
      <text:p text:style-name="P23"><text:s text:c="2"/>it('says hello', () =&gt; { (2)</text:p>
      <text:p text:style-name="P23"><text:s text:c="4"/>expect(helloWorld()) (3)</text:p>
      <text:p text:style-name="P23"><text:s text:c="8"/>.toEqual('Hello world!'); (4)</text:p>
      <text:p text:style-name="P23"><text:s text:c="2"/>});});</text:p>
      <text:p text:style-name="P23"/>
      <text:p text:style-name="P23"><text:span text:style-name="T24">2)Testing Directives</text:span></text:p>
      <text:p text:style-name="P25"/>
      <text:p text:style-name="P23">var sampleApp = AngularJS.module('sampleApp',[]);</text:p>
      <text:p text:style-name="P23">sampleApp.directive('<text:span text:style-name="T22">Parth</text:span>', function () {</text:p>
      <text:p text:style-name="P23"><text:s text:c="4"/>return {</text:p>
      <text:p text:style-name="P23"><text:s text:c="8"/>restrict: 'E',</text:p>
      <text:p text:style-name="P23"><text:s text:c="8"/>replace: true,</text:p>
      <text:p text:style-name="P23"><text:s text:c="8"/>template: '&lt;h1&gt;This is AngularJS Testing&lt;/h1&gt;'</text:p>
      <text:p text:style-name="P23"><text:s text:c="4"/>};</text:p>
      <text:p text:style-name="P23">});</text:p>
      <text:p text:style-name="P23"/>
      <text:p text:style-name="P28"><text:span text:style-name="T22">Test-Case</text:span></text:p>
      <text:p text:style-name="P25"/>
      <text:p text:style-name="P23">describe('Unit testing directives', function() {</text:p>
      <text:p text:style-name="P23"><text:s text:c="2"/>var $compile,</text:p>
      <text:p text:style-name="P23"><text:s text:c="6"/>$rootScope;</text:p>
      <text:p text:style-name="P23"><text:s text:c="3"/>beforeEach(module('sampleApp'));</text:p>
      <text:p text:style-name="P23"/>
      <text:p text:style-name="P23"><text:s text:c="2"/>beforeEach(inject(function(_$compile_, _$rootScope_){</text:p>
      <text:p text:style-name="P23"><text:s text:c="4"/>$compile = _$compile_;</text:p>
      <text:p text:style-name="P23"><text:s text:c="4"/>$rootScope = _$rootScope_;</text:p>
      <text:p text:style-name="P23"><text:s/>}));</text:p>
      <text:p text:style-name="P23"/>
      <text:p text:style-name="P23"><text:s/>it('Check the directive', function() {</text:p>
      <text:p text:style-name="P23"><text:s text:c="4"/>// Compile a piece of HTML containing the directive</text:p>
      <text:p text:style-name="P23"><text:s text:c="4"/>var element = $compile("&lt;ng-Guru99&gt;&lt;/ng-Guru99&gt;")($rootScope);</text:p>
      <text:p text:style-name="P23"><text:s text:c="4"/>$rootScope.$digest();</text:p>
      <text:p text:style-name="P23"><text:s text:c="4"/>expect(element.html()).toContain("This is AngularJS Testing");</text:p>
      <text:p text:style-name="P23"><text:soft-page-break/><text:s text:c="2"/>});</text:p>
      <text:p text:style-name="P23">});</text:p>
      <text:p text:style-name="P25"/>
      <text:p text:style-name="P23"><text:span text:style-name="T24">3)</text:span><text:span text:style-name="T29">Testing for Exceptions</text:span></text:p>
      <text:p text:style-name="P23">function throwsError() {</text:p>
      <text:p text:style-name="P23"><text:s text:c="6"/>throw new TypeError("A type error");}</text:p>
      <text:p text:style-name="P23"><text:span text:style-name="T22">-----------------------------------------------------------------</text:span></text:p>
      <text:p text:style-name="P23">it('it should throw an exception', function () {</text:p>
      <text:p text:style-name="P23"><text:s text:c="2"/>expect(throwsError).toThrow();});</text:p>
      <text:p text:style-name="P23"/>
      <text:p text:style-name="P23"/>
      <text:p text:style-name="P23"><text:span text:style-name="T24">4)Testing @Input</text:span></text:p>
      <text:p text:style-name="P23"><text:span text:style-name="T22">import { Component, Input, EventEmitter, Output, ViewChild, ElementRef } from '@angular/core';</text:span></text:p>
      <text:p text:style-name="P23"><text:span text:style-name="T22"><text:s/></text:span></text:p>
      <text:p text:style-name="P23"><text:span text:style-name="T22">@Component({</text:span></text:p>
      <text:p text:style-name="P23"><text:span text:style-name="T22"><text:s text:c="2"/>selector: 'title',</text:span></text:p>
      <text:p text:style-name="P23"><text:span text:style-name="T22"><text:s text:c="2"/>template: `</text:span></text:p>
      <text:p text:style-name="P23"><text:span text:style-name="T22"><text:s text:c="4"/>&lt;p&gt;{{ message }}&lt;/p&gt;</text:span></text:p>
      <text:p text:style-name="P23"><text:span text:style-name="T22"><text:s text:c="4"/>&lt;input #titleField type="text" /&gt;</text:span></text:p>
      <text:p text:style-name="P23"><text:span text:style-name="T22"><text:s text:c="4"/>&lt;button (click)="handleButtonClick(titleField.value)"&gt;Change Title&lt;/button&gt;</text:span></text:p>
      <text:p text:style-name="P23"><text:span text:style-name="T22"><text:s text:c="2"/>`,</text:span></text:p>
      <text:p text:style-name="P23"><text:span text:style-name="T22"><text:s text:c="2"/>styles: [`h1 { font-family: Lato; }`]</text:span></text:p>
      <text:p text:style-name="P23"><text:span text:style-name="T22">})</text:span></text:p>
      <text:p text:style-name="P23"><text:span text:style-name="T22">export class TitleComponent <text:s/>{</text:span></text:p>
      <text:p text:style-name="P23"><text:span text:style-name="T22"><text:s text:c="2"/>@Input() message: string; //1</text:span></text:p>
      <text:p text:style-name="P23"><text:span text:style-name="T22"><text:s/></text:span></text:p>
      <text:p text:style-name="P23"><text:span text:style-name="T22"><text:s text:c="2"/>@Output() changeTitleEvent:EventEmitter&lt;string&gt; = new EventEmitter(); //2 </text:span></text:p>
      <text:p text:style-name="P23"><text:span text:style-name="T22"><text:s/></text:span></text:p>
      <text:p text:style-name="P23"><text:span text:style-name="T22"><text:s text:c="2"/>@ViewChild('titleField') titleField: ElementRef;</text:span></text:p>
      <text:p text:style-name="P23"><text:span text:style-name="T22"><text:s/></text:span></text:p>
      <text:p text:style-name="P23"><text:span text:style-name="T22"><text:s text:c="2"/>handleButtonClick(newTitle) {</text:span></text:p>
      <text:p text:style-name="P23"><text:span text:style-name="T22"><text:s text:c="4"/>if(newTitle) {</text:span></text:p>
      <text:p text:style-name="P23"><text:span text:style-name="T22"><text:s text:c="6"/>this.changeTitleEvent.emit(newTitle);</text:span></text:p>
      <text:p text:style-name="P23"><text:span text:style-name="T22"><text:s text:c="6"/>this.titleField.nativeElement.value = '';</text:span></text:p>
      <text:p text:style-name="P23"><text:span text:style-name="T22"><text:s text:c="4"/>} </text:span></text:p>
      <text:p text:style-name="P23"><text:span text:style-name="T22"><text:s text:c="2"/>}</text:span></text:p>
      <text:p text:style-name="P23"><text:span text:style-name="T22">}</text:span></text:p>
      <text:p text:style-name="P26"/>
      <text:p text:style-name="P23"><text:span text:style-name="T24">Test-Case</text:span></text:p>
      <text:p text:style-name="P23"><text:span text:style-name="T25">// app.component.spec.ts</text:span></text:p>
      <text:p text:style-name="P23"><text:span text:style-name="T25">it('should correctly render the passed @Input value', () =&gt; {</text:span></text:p>
      <text:p text:style-name="P23"><text:span text:style-name="T25"><text:s text:c="2"/>component.message = 'Enter a new title'; // 1</text:span></text:p>
      <text:p text:style-name="P23"><text:soft-page-break/><text:span text:style-name="T25"><text:s text:c="2"/>fixture.detectChanges(); // 2</text:span></text:p>
      <text:p text:style-name="P23"><text:span text:style-name="T25"><text:s text:c="2"/>const compiled = fixture.debugElement.nativeElement; // 2</text:span></text:p>
      <text:p text:style-name="P23"><text:span text:style-name="T25"><text:s text:c="2"/>expect(compiled.querySelector('p').textContent).toBe('Enter a new title'); // 3</text:span></text:p>
      <text:p text:style-name="P23"><text:span text:style-name="T25">});</text:span></text:p>
      <text:p text:style-name="P27"/>
      <text:list xml:id="list372193244" text:style-name="WWNum1">
        <text:list-item>
          <text:p text:style-name="P24"><text:span text:style-name="T24">Testing For Output</text:span></text:p>
        </text:list-item>
      </text:list>
      <text:p text:style-name="P16"/>
      <text:p text:style-name="P18"><text:span text:style-name="T24">Test-Case for above code only</text:span></text:p>
      <text:p text:style-name="P18"><text:span text:style-name="T25">const button = fixture.nativeElement.querySelector('button');</text:span></text:p>
      <text:p text:style-name="P18"><text:span text:style-name="T25"><text:s text:c="2"/>fixture.nativeElement.querySelector('input').value = 'A new title'; // 2</text:span></text:p>
      <text:p text:style-name="P18"><text:span text:style-name="T25"><text:s text:c="2"/>const inputText = fixture.nativeElement.querySelector('input').value;</text:span></text:p>
      <text:p text:style-name="P18"><text:span text:style-name="T25"><text:s text:c="2"/></text:span></text:p>
      <text:p text:style-name="P18"><text:span text:style-name="T25"><text:s text:c="2"/>button.click(); // 3</text:span></text:p>
      <text:p text:style-name="P18"><text:span text:style-name="T25"><text:s text:c="2"/>fixture.detectChanges();</text:span></text:p>
      <text:p text:style-name="P18"><text:span text:style-name="T25"><text:s/></text:span></text:p>
      <text:p text:style-name="P18"><text:span text:style-name="T25"><text:s text:c="2"/>expect(component.changeTitleEvent.emit).toHaveBeenCalledWith(inputText); // 4</text:span></text:p>
      <text:p text:style-name="P18"><text:span text:style-name="T25">});</text:span></text:p>
      <text:p text:style-name="P17"/>
      <text:p text:style-name="P17"/>
      <text:list xml:id="list174341479517825" text:continue-numbering="true" text:style-name="WWNum1">
        <text:list-item>
          <text:p text:style-name="P19"><text:span text:style-name="T24">Testing Component</text:span></text:p>
        </text:list-item>
      </text:list>
      <text:p text:style-name="P18"><text:span text:style-name="T25">import { Component, OnInit } from '@angular/core';</text:span></text:p>
      <text:p text:style-name="P17"/>
      <text:p text:style-name="P18"><text:span text:style-name="T25">@Component({</text:span></text:p>
      <text:p text:style-name="P18"><text:span text:style-name="T25"><text:s text:c="2"/>selector: 'app-pizza',</text:span></text:p>
      <text:p text:style-name="P18"><text:span text:style-name="T25"><text:s text:c="2"/>templateUrl: './pizza.component.html',</text:span></text:p>
      <text:p text:style-name="P18"><text:span text:style-name="T25"><text:s text:c="2"/>styleUrls: ['./pizza.component.css']</text:span></text:p>
      <text:p text:style-name="P18"><text:span text:style-name="T25">})</text:span></text:p>
      <text:p text:style-name="P17"/>
      <text:p text:style-name="P18"><text:span text:style-name="T25">export class PizzaComponent implements OnInit {</text:span></text:p>
      <text:p text:style-name="P17"/>
      <text:p text:style-name="P18"><text:span text:style-name="T25"><text:s text:c="2"/>title = "I love pizza!"</text:span></text:p>
      <text:p text:style-name="P17"/>
      <text:p text:style-name="P18"><text:span text:style-name="T25"><text:s text:c="2"/>constructor() { }</text:span></text:p>
      <text:p text:style-name="P17"/>
      <text:p text:style-name="P18"><text:span text:style-name="T25"><text:s text:c="2"/>ngOnInit() {</text:span></text:p>
      <text:p text:style-name="P18"><text:span text:style-name="T25"><text:s text:c="2"/>}</text:span></text:p>
      <text:p text:style-name="P17"/>
      <text:p text:style-name="P18"><text:span text:style-name="T25">}</text:span></text:p>
      <text:p text:style-name="P17"/>
      <text:p text:style-name="P18"><text:span text:style-name="T24">Test-Case</text:span></text:p>
      <text:p text:style-name="P18"><text:span text:style-name="T25">it(`should have a title 'I love pizza!'`, async(() =&gt; {</text:span></text:p>
      <text:p text:style-name="P18"><text:span text:style-name="T25"><text:s text:c="2"/>fixture = TestBed.createComponent(PizzaComponent);</text:span></text:p>
      <text:p text:style-name="P18"><text:span text:style-name="T25"><text:s text:c="2"/>component = fixture.debugElement.componentInstance;</text:span></text:p>
      <text:p text:style-name="P18"><text:soft-page-break/><text:span text:style-name="T25"><text:s text:c="2"/>expect(component.title).toEqual('I love pizza!');</text:span></text:p>
      <text:p text:style-name="P18"><text:span text:style-name="T25">}));</text:span></text:p>
      <text:p text:style-name="P17"/>
      <text:p text:style-name="P17"/>
      <text:list xml:id="list174342434141175" text:continue-numbering="true" text:style-name="WWNum1">
        <text:list-item>
          <text:h text:style-name="P9" text:outline-level="2"><text:span text:style-name="T10">To</text:span><text:span text:style-name="T7"> test an async operation in Angular</text:span></text:h>
        </text:list-item>
      </text:list>
      <text:p text:style-name="P23">fetchQuotesFromServer() {</text:p>
      <text:p text:style-name="P23"><text:s text:c="4"/>return new Promise((resolve, reject) =&gt; {</text:p>
      <text:p text:style-name="P23"><text:s text:c="6"/>setTimeout(() =&gt; {</text:p>
      <text:p text:style-name="P23"><text:s text:c="8"/>resolve([new QuoteModel("I love unit testing", "Mon 4, 2018")]);</text:p>
      <text:p text:style-name="P23"><text:s text:c="6"/>}, 2000);</text:p>
      <text:p text:style-name="P23"><text:s text:c="4"/>});</text:p>
      <text:p text:style-name="P23"><text:s text:c="2"/>}</text:p>
      <text:p text:style-name="P21"/>
      <text:p text:style-name="P21"><text:span text:style-name="T22">Test-Case</text:span></text:p>
      <text:p text:style-name="P23">it("should fetch data asynchronously", async () =&gt; {</text:p>
      <text:p text:style-name="P23"><text:s text:c="4"/>const fakedFetchedList = [</text:p>
      <text:p text:style-name="P23"><text:s text:c="6"/>new QuoteModel("I love unit testing", "Mon 4, 2018")</text:p>
      <text:p text:style-name="P23"><text:s text:c="4"/>];</text:p>
      <text:p text:style-name="P23"><text:s text:c="4"/>const quoteService = fixture.debugElement.injector.get(QuoteService);</text:p>
      <text:p text:style-name="P23"><text:s text:c="4"/>let spy = spyOn(quoteService, "fetchQuotesFromServer").and.returnValue(</text:p>
      <text:p text:style-name="P23"><text:s text:c="6"/>Promise.resolve(fakedFetchedList)</text:p>
      <text:p text:style-name="P23"><text:s text:c="4"/>);</text:p>
      <text:p text:style-name="P23"><text:s text:c="4"/>fixture.detectChanges();</text:p>
      <text:p text:style-name="P23"><text:s text:c="4"/>fixture.whenStable().then(() =&gt; {</text:p>
      <text:p text:style-name="P23"><text:s text:c="6"/>expect(component.fetchedList).toBe(fakedFetchedList);</text:p>
      <text:p text:style-name="P23"><text:s text:c="4"/>});</text:p>
      <text:p text:style-name="P23"><text:s text:c="2"/>});</text:p>
      <text:p text:style-name="P22"/>
      <text:p text:style-name="P17"/>
      <text:p text:style-name="P17"/>
      <text:p text:style-name="P17"/>
      <text:p text:style-name="P17"/>
      <text:p text:style-name="P20"><text:span text:style-name="T22">8)</text:span></text:p>
      <text:p text:style-name="P23">describe('Adder', () =&gt; {</text:p>
      <text:p text:style-name="P23">});</text:p>
      <text:p text:style-name="P18"><text:span text:style-name="T25">Test-Case</text:span></text:p>
      <text:p text:style-name="P23">describe('Adder', () =&gt; {</text:p>
      <text:p text:style-name="P23"><text:s text:c="2"/>// A jasmine spec</text:p>
      <text:p text:style-name="P23"><text:s text:c="2"/>it('should be able to add two whole numbers', () =&gt; {</text:p>
      <text:p text:style-name="P23"><text:s text:c="4"/>expect(Adder.add(2, 2)).toEqual(4);</text:p>
      <text:p text:style-name="P23"><text:s text:c="2"/>});</text:p>
      <text:p text:style-name="P23"/>
      <text:p text:style-name="P23"><text:soft-page-break/><text:s text:c="2"/>it('should be able to add a whole number and a negative number', () =&gt; {</text:p>
      <text:p text:style-name="P23"><text:s text:c="4"/>expect(Adder.add(2, -1)).toEqual(1);</text:p>
      <text:p text:style-name="P23"><text:s text:c="2"/>});</text:p>
      <text:p text:style-name="P23"/>
      <text:p text:style-name="P23"><text:s text:c="2"/>it('should be able to add a whole number and a zero', () =&gt; {</text:p>
      <text:p text:style-name="P23"><text:s text:c="4"/>expect(Adder.add(2, 0)).toEqual(2);</text:p>
      <text:p text:style-name="P23"><text:s text:c="2"/>});});</text:p>
      <text:p text:style-name="P17"/>
      <text:p text:style-name="P13"><text:span text:style-name="T23">9)</text:span><text:span text:style-name="T28">Dealing with timeouts</text:span></text:p>
      <text:p text:style-name="P14"/>
      <text:p text:style-name="P13">const TIMEOUT_DELAY = 250;</text:p>
      <text:p text:style-name="P13">//...</text:p>
      <text:p text:style-name="P13">it('should do something async', (done) =&gt; {</text:p>
      <text:p text:style-name="P13"><text:s text:c="2"/>// <text:s/>* arrange</text:p>
      <text:p text:style-name="P13"><text:s text:c="2"/>const ob = { id: 1 };</text:p>
      <text:p text:style-name="P13"><text:s text:c="2"/>// <text:s/>* act</text:p>
      <text:p text:style-name="P13"><text:s text:c="2"/>component.setSelectedAfterATimeout(ob);</text:p>
      <text:p text:style-name="P13"><text:s text:c="2"/>// * assert</text:p>
      <text:p text:style-name="P13"><text:s text:c="2"/>setTimeout(() =&gt; {</text:p>
      <text:p text:style-name="P13"><text:s text:c="4"/>expect(component.selected.id).toBe(ob.id);</text:p>
      <text:p text:style-name="P13"><text:s text:c="4"/>done(); // let Jasmine know that you are done testing</text:p>
      <text:p text:style-name="P13"><text:s text:c="2"/>}, TIMEOUT_DELAY);</text:p>
      <text:p text:style-name="P13">});</text:p>
      <text:p text:style-name="P17"/>
      <text:p text:style-name="P17"/>
      <text:p text:style-name="P18"><text:span text:style-name="T24">10) </text:span></text:p>
      <text:p text:style-name="P18"><text:span text:style-name="T25">@Component({</text:span></text:p>
      <text:p text:style-name="P18"><text:span text:style-name="T25"><text:s text:c="2"/>selector: 'app-todos',</text:span></text:p>
      <text:p text:style-name="P18"><text:span text:style-name="T25"><text:s text:c="2"/>template: `</text:span></text:p>
      <text:p text:style-name="P18"><text:span text:style-name="T25"><text:s text:c="4"/>&lt;div *ngFor="let todo of todos" class="todo"&gt;</text:span></text:p>
      <text:p text:style-name="P18"><text:span text:style-name="T25"><text:s text:c="6"/>{{todo.id}}</text:span></text:p>
      <text:p text:style-name="P18"><text:span text:style-name="T25"><text:s text:c="4"/>&lt;/div&gt;</text:span></text:p>
      <text:p text:style-name="P18"><text:span text:style-name="T25"><text:s text:c="2"/>`</text:span></text:p>
      <text:p text:style-name="P18"><text:span text:style-name="T25">})</text:span></text:p>
      <text:p text:style-name="P18"><text:span text:style-name="T25">export class TodosComponent implements OnInit {</text:span></text:p>
      <text:p text:style-name="P18"><text:span text:style-name="T25"><text:s text:c="2"/>todos = [];</text:span></text:p>
      <text:p text:style-name="P17"/>
      <text:p text:style-name="P18"><text:span text:style-name="T25"><text:s text:c="2"/>constructor(private todosService: TodosService) { }</text:span></text:p>
      <text:p text:style-name="P17"/>
      <text:p text:style-name="P18"><text:span text:style-name="T25"><text:s text:c="2"/>ngOnInit() {</text:span></text:p>
      <text:p text:style-name="P18"><text:span text:style-name="T25"><text:s text:c="4"/>this.todosService.get().subscribe(todos =&gt; {</text:span></text:p>
      <text:p text:style-name="P18"><text:span text:style-name="T25"><text:s text:c="6"/>this.todos = todos;</text:span></text:p>
      <text:p text:style-name="P18"><text:span text:style-name="T25"><text:s text:c="4"/>});</text:span></text:p>
      <text:p text:style-name="P18"><text:soft-page-break/><text:span text:style-name="T25"><text:s text:c="2"/>}</text:span></text:p>
      <text:p text:style-name="P17"/>
      <text:p text:style-name="P18"><text:span text:style-name="T25">}</text:span></text:p>
      <text:p text:style-name="P17"/>
      <text:p text:style-name="P18"><text:span text:style-name="T25">Test-Case</text:span></text:p>
      <text:p text:style-name="P18"><text:span text:style-name="T25">const todosServiceStub = {</text:span></text:p>
      <text:p text:style-name="P18"><text:span text:style-name="T25"><text:s text:c="2"/>get() {</text:span></text:p>
      <text:p text:style-name="P18"><text:span text:style-name="T25"><text:s text:c="4"/>const todos = [{id: 1}];</text:span></text:p>
      <text:p text:style-name="P18"><text:span text:style-name="T25"><text:s text:c="4"/>return of( todos );</text:span></text:p>
      <text:p text:style-name="P18"><text:span text:style-name="T25"><text:s text:c="2"/>}</text:span></text:p>
      <text:p text:style-name="P18"><text:span text:style-name="T25">};</text:span></text:p>
      <text:p text:style-name="P17"/>
      <text:p text:style-name="P18"><text:span text:style-name="T25">describe('TodosComponent', () =&gt; {</text:span></text:p>
      <text:p text:style-name="P18"><text:span text:style-name="T25"><text:s text:c="2"/></text:span></text:p>
      <text:p text:style-name="P18"><text:span text:style-name="T25"><text:s text:c="2"/>beforeEach(() =&gt; {</text:span></text:p>
      <text:p text:style-name="P18"><text:span text:style-name="T25"><text:s text:c="4"/>TestBed.configureTestingModule({</text:span></text:p>
      <text:p text:style-name="P18"><text:span text:style-name="T25"><text:s text:c="6"/>declarations: [ TodosComponent ],</text:span></text:p>
      <text:p text:style-name="P18"><text:span text:style-name="T25"><text:s text:c="6"/>providers: [{provide: TodosService, useValue: todosServiceStub}]</text:span></text:p>
      <text:p text:style-name="P18"><text:span text:style-name="T25"><text:s text:c="4"/>})</text:span></text:p>
      <text:p text:style-name="P18"><text:span text:style-name="T25"><text:s text:c="2"/>});</text:span></text:p>
      <text:p text:style-name="P17"/>
      <text:p text:style-name="P18"><text:span text:style-name="T25"><text:s text:c="2"/>it('should...', () =&gt; {</text:span></text:p>
      <text:p text:style-name="P18"><text:span text:style-name="T25"><text:s text:c="4"/>fixture.detectChanges();</text:span></text:p>
      <text:p text:style-name="P18"><text:span text:style-name="T25"><text:s text:c="4"/>expect(element.querySelectorAll('.todo').length).toEqual(1);</text:span></text:p>
      <text:p text:style-name="P18"><text:span text:style-name="T25"><text:s text:c="2"/>});</text:span></text:p>
      <text:p text:style-name="P15"><text:span text:style-name="T2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ource Sans Pro" svg:font-family="'Source Sans Pro', Arial, sans-serif"/>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T Sans" svg:font-family="'PT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5">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09:23:25.201000000</meta:creation-date>
    <dc:date>2021-03-26T17:43:13.353000000</dc:date>
    <meta:editing-duration>PT17M50S</meta:editing-duration>
    <meta:editing-cycles>6</meta:editing-cycles>
    <meta:generator>LibreOffice/7.0.4.2$Windows_X86_64 LibreOffice_project/dcf040e67528d9187c66b2379df5ea4407429775</meta:generator>
    <meta:document-statistic meta:table-count="0" meta:image-count="0" meta:object-count="0" meta:page-count="7" meta:paragraph-count="207" meta:word-count="750" meta:character-count="6420" meta:non-whitespace-character-count="5448"/>
  </office:meta>
</office:document-meta>
</file>